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24000004942715AF0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000080" draw:marker-start-width="0.356cm" draw:marker-end-width="0.152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0080" draw:marker-start-width="0.356cm" draw:marker-end="Arrow" draw:marker-end-width="0.254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/>
    </style:style>
    <style:style style:name="T2" style:family="text">
      <style:text-properties fo:font-family="Verdana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4.587cm" svg:x="0.937cm" svg:y="3.503cm">
          <draw:image xlink:href="Pictures/1000000000000824000004942715AF05.png" xlink:type="simple" xlink:show="embed" xlink:actuate="onLoad">
            <text:p/>
          </draw:image>
        </draw:frame>
        <draw:frame draw:style-name="gr2" draw:text-style-name="P2" draw:layer="layout" svg:width="3.296cm" svg:height="1.021cm" svg:x="19.859cm" svg:y="5.127cm">
          <draw:text-box>
            <text:p><text:span text:style-name="T1">JWindow</text:span></text:p>
          </draw:text-box>
        </draw:frame>
        <draw:frame draw:style-name="gr2" draw:text-style-name="P2" draw:layer="layout" svg:width="2.796cm" svg:height="1.021cm" svg:x="19.859cm" svg:y="10.428cm">
          <draw:text-box>
            <text:p><text:span text:style-name="T1">JDialog</text:span></text:p>
          </draw:text-box>
        </draw:frame>
        <draw:frame draw:style-name="gr2" draw:text-style-name="P2" draw:layer="layout" svg:width="2.788cm" svg:height="1.021cm" svg:x="4.808cm" svg:y="4.932cm">
          <draw:text-box>
            <text:p><text:span text:style-name="T1">JFrame</text:span></text:p>
          </draw:text-box>
        </draw:frame>
        <draw:custom-shape draw:style-name="gr3" draw:text-style-name="P1" draw:layer="layout" svg:width="3.492cm" svg:height="6.287cm" svg:x="7.223cm" svg:y="7.92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53cm" svg:height="0.894cm" svg:x="11.293cm" svg:y="9.699cm">
          <draw:text-box>
            <text:p><text:span text:style-name="T2">JPanel</text:span></text:p>
          </draw:text-box>
        </draw:frame>
        <draw:line draw:style-name="gr4" draw:text-style-name="P1" draw:layer="layout" svg:x1="10.715cm" svg:y1="10.017cm" svg:x2="11.35cm" svg:y2="10.017cm">
          <text:p/>
        </draw:line>
        <draw:frame draw:style-name="gr2" draw:text-style-name="P2" draw:layer="layout" svg:width="3.791cm" svg:height="0.894cm" svg:x="11.194cm" svg:y="11.899cm">
          <draw:text-box>
            <text:p><text:span text:style-name="T2">JComponent</text:span></text:p>
          </draw:text-box>
        </draw:frame>
        <draw:line draw:style-name="gr5" draw:text-style-name="P1" draw:layer="layout" svg:x1="11.287cm" svg:y1="12.303cm" svg:x2="5.953cm" svg:y2="12.303cm">
          <text:p/>
        </draw:line>
        <draw:line draw:style-name="gr6" draw:text-style-name="P1" draw:layer="layout" svg:x1="5.953cm" svg:y1="12.303cm" svg:x2="5.953cm" svg:y2="10.525cm">
          <text:p/>
        </draw:line>
        <draw:line draw:style-name="gr6" draw:text-style-name="P1" draw:layer="layout" svg:x1="6.853cm" svg:y1="12.303cm" svg:x2="6.842cm" svg:y2="8.683cm">
          <text:p/>
        </draw:line>
        <draw:line draw:style-name="gr6" draw:text-style-name="P1" draw:layer="layout" svg:x1="7.667cm" svg:y1="12.303cm" svg:x2="7.667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4T17:26:50</meta:creation-date>
    <dc:date>2013-11-04T17:35:46</dc:date>
    <meta:editing-duration>P0D</meta:editing-duration>
    <meta:editing-cycles>1</meta:editing-cycles>
    <meta:document-statistic meta:object-count="12"/>
    <meta:generator>LibreOffice/3.6$Linux_X86_64 LibreOffice_project/360m1$Build-2</meta:generator>
  </office:meta>
</office:document-meta>
</file>